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4]" style:apply-style-name="green" style:base-cell-address="Sheet1.B4"/>
    </style:style>
    <style:style style:name="ce3" style:family="table-cell" style:parent-style-name="Default">
      <style:map style:condition="cell-content()=[.$CA4]" style:apply-style-name="green" style:base-cell-address="Sheet1.B4"/>
    </style:style>
    <style:style style:name="ce4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5" style:family="table-cell" style:parent-style-name="Default">
      <style:map style:condition="cell-content()=[.$CA4]" style:apply-style-name="green" style:base-cell-address="Sheet1.CC4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37 components</text:p>
          </table:table-cell>
          <table:table-cell table:number-columns-repeated="84"/>
        </table:table-row>
        <table:table-row table:style-name="ro1">
          <table:table-cell/>
          <table:table-cell office:value-type="string" calcext:value-type="string">
            <text:p>nof_nodes</text:p>
          </table:table-cell>
          <table:table-cell table:number-columns-repeated="14"/>
          <table:table-cell office:value-type="string" calcext:value-type="string">
            <text:p>nof_nodes_simple_types</text:p>
          </table:table-cell>
          <table:table-cell table:number-columns-repeated="14"/>
          <table:table-cell office:value-type="string" calcext:value-type="string">
            <text:p>no_same_component</text:p>
          </table:table-cell>
          <table:table-cell table:number-columns-repeated="14"/>
          <table:table-cell office:value-type="string" calcext:value-type="string">
            <text:p>no_same_component (big constant)</text:p>
          </table:table-cell>
          <table:table-cell table:number-columns-repeated="14"/>
          <table:table-cell office:value-type="string" calcext:value-type="string">
            <text:p>no_same_component (even bigger constants)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<text:s/>time plain (s) nof_nodes</text:p>
          </table:table-cell>
          <table:table-cell office:value-type="string" calcext:value-type="string">
            <text:p><text:s/>solution plain nof_nodes</text:p>
          </table:table-cell>
          <table:table-cell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office:value-type="string" calcext:value-type="string">
            <text:p><text:s/>time with blacklist (s) nof_nodes</text:p>
          </table:table-cell>
          <table:table-cell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office:value-type="string" calcext:value-type="string">
            <text:p><text:s/>time with templates (s) nof_nodes</text:p>
          </table:table-cell>
          <table:table-cell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office:value-type="string" calcext:value-type="string">
            <text:p><text:s/>time plain (s) nof_nodes_simple_types</text:p>
          </table:table-cell>
          <table:table-cell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office:value-type="string" calcext:value-type="string">
            <text:p><text:s/>time with blacklist (s) nof_nodes_simple_types</text:p>
          </table:table-cell>
          <table:table-cell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office:value-type="string" calcext:value-type="string">
            <text:p><text:s/>time with templates (s) nof_nodes_simple_types</text:p>
          </table:table-cell>
          <table:table-cell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office:value-type="string" calcext:value-type="string">
            <text:p><text:s/>time plain (s) no_same_component</text:p>
          </table:table-cell>
          <table:table-cell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office:value-type="string" calcext:value-type="string">
            <text:p><text:s/>time with blacklist (s) no_same_component</text:p>
          </table:table-cell>
          <table:table-cell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office:value-type="string" calcext:value-type="string">
            <text:p><text:s/>time with templates (s) no_same_component</text:p>
          </table:table-cell>
          <table:table-cell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office:value-type="string" calcext:value-type="string">
            <text:p><text:s/>time plain (s) no_same_component (big constant)</text:p>
          </table:table-cell>
          <table:table-cell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office:value-type="string" calcext:value-type="string">
            <text:p><text:s/>time with blacklist (s) no_same_component (big constant)</text:p>
          </table:table-cell>
          <table:table-cell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office:value-type="string" calcext:value-type="string">
            <text:p><text:s/>time with templates (s) no_same_component (big constant)</text:p>
          </table:table-cell>
          <table:table-cell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office:value-type="string" calcext:value-type="string">
            <text:p><text:s/>time plain (s) no_same_component (even bigger constants)</text:p>
          </table:table-cell>
          <table:table-cell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office:value-type="string" calcext:value-type="string">
            <text:p><text:s/>time with blacklist (s) no_same_component (even bigger constants)</text:p>
          </table:table-cell>
          <table:table-cell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office:value-type="string" calcext:value-type="string">
            <text:p><text:s/>time with templates (s) no_same_component (even bigger constants)</text:p>
          </table:table-cell>
          <table:table-cell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office:value-type="string" calcext:value-type="string">
            <text:p>nof_nodes_sol</text:p>
          </table:table-cell>
          <table:table-cell office:value-type="string" calcext:value-type="string">
            <text:p>nof_examp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nd</text:p>
          </table:table-cell>
          <table:table-cell table:style-name="ce2" office:value-type="float" office:value="0.323932" calcext:value-type="float">
            <text:p>0,323932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2738" calcext:value-type="float">
            <text:p>0,082738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01665" calcext:value-type="float">
            <text:p>1,901665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98015" calcext:value-type="float">
            <text:p>0,098015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5243" calcext:value-type="float">
            <text:p>0,065243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625519" calcext:value-type="float">
            <text:p>2,625519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52448" calcext:value-type="float">
            <text:p>0,052448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9521" calcext:value-type="float">
            <text:p>0,049521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23168" calcext:value-type="float">
            <text:p>2,123168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6603" calcext:value-type="float">
            <text:p>0,086603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6789" calcext:value-type="float">
            <text:p>0,086789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25375" calcext:value-type="float">
            <text:p>2,125375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70438" calcext:value-type="float">
            <text:p>0,070438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5049" calcext:value-type="float">
            <text:p>0,065049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436851" calcext:value-type="float">
            <text:p>2,436851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4];[.G4];[.L4];[.Q4];[.V4];[.AA4];[.AF4];[.AK4];[.AP4];[.AU4];[.AZ4];[.BE4];[.BJ4];[.BO4];[.BT4])" office:value-type="float" office:value="0.049521" calcext:value-type="float">
            <text:p>0,049521</text:p>
          </table:table-cell>
          <table:table-cell table:style-name="ce4" office:value-type="string" calcext:value-type="string">
            <text:p>append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CA4:.CA7];[.CA13:.CA15];[.CA20:.CA25])" office:value-type="float" office:value="1.69491138461538" calcext:value-type="float">
            <text:p>1,6949113846</text:p>
          </table:table-cell>
          <table:table-cell table:formula="of:=AVERAGE([.CC4:.CC7];[.CC13:.CC15];[.CC20:.CC25])" office:value-type="float" office:value="8.53846153846154" calcext:value-type="float">
            <text:p>8,5384615385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table:style-name="ce2" office:value-type="float" office:value="0.189901" calcext:value-type="float">
            <text:p>0,189901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8328" calcext:value-type="float">
            <text:p>0,038328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856576" calcext:value-type="float">
            <text:p>1,856576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393" calcext:value-type="float">
            <text:p>0,04393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7926" calcext:value-type="float">
            <text:p>0,037926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381061" calcext:value-type="float">
            <text:p>2,381061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49289" calcext:value-type="float">
            <text:p>0,149289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35362" calcext:value-type="float">
            <text:p>0,135362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084159" calcext:value-type="float">
            <text:p>2,084159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10582" calcext:value-type="float">
            <text:p>0,410582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98508" calcext:value-type="float">
            <text:p>0,398508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082108" calcext:value-type="float">
            <text:p>2,082108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2212" calcext:value-type="float">
            <text:p>0,242212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90209" calcext:value-type="float">
            <text:p>0,190209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303495" calcext:value-type="float">
            <text:p>2,303495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5];[.G5];[.L5];[.Q5];[.V5];[.AA5];[.AF5];[.AK5];[.AP5];[.AU5];[.AZ5];[.BE5];[.BJ5];[.BO5];[.BT5])" office:value-type="float" office:value="0.037926" calcext:value-type="float">
            <text:p>0,037926</text:p>
          </table:table-cell>
          <table:table-cell table:style-name="ce4" office:value-type="string" calcext:value-type="string">
            <text:p>concat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CA8];[.CA16:.CA19];[.CA26];[.CA10:.CA12])" office:value-type="float" office:value="3.01127133333333" calcext:value-type="float">
            <text:p>3,0112713333</text:p>
          </table:table-cell>
          <table:table-cell table:formula="of:=AVERAGE([.CC8];[.CC16:.CC19];[.CC26];[.CC10:.CC12])" office:value-type="float" office:value="7.44444444444444" calcext:value-type="float">
            <text:p>7,4444444444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table:style-name="ce2" office:value-type="float" office:value="0.021991" calcext:value-type="float">
            <text:p>0,021991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9236" calcext:value-type="float">
            <text:p>0,039236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86857" calcext:value-type="float">
            <text:p>0,86857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8475" calcext:value-type="float">
            <text:p>0,018475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54791" calcext:value-type="float">
            <text:p>0,054791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030679" calcext:value-type="float">
            <text:p>1,030679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0483" calcext:value-type="float">
            <text:p>0,030483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202" calcext:value-type="float">
            <text:p>0,03202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518789" calcext:value-type="float">
            <text:p>0,518789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328" calcext:value-type="float">
            <text:p>0,04328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8975" calcext:value-type="float">
            <text:p>0,048975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32112" calcext:value-type="float">
            <text:p>0,632112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3083" calcext:value-type="float">
            <text:p>0,043083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7244" calcext:value-type="float">
            <text:p>0,047244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35878" calcext:value-type="float">
            <text:p>0,635878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6];[.G6];[.L6];[.Q6];[.V6];[.AA6];[.AF6];[.AK6];[.AP6];[.AU6];[.AZ6];[.BE6];[.BJ6];[.BO6];[.BT6])" office:value-type="float" office:value="0.018475" calcext:value-type="float">
            <text:p>0,018475</text:p>
          </table:table-cell>
          <table:table-cell table:style-name="ce4" office:value-type="string" calcext:value-type="string">
            <text:p>drop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last</text:p>
          </table:table-cell>
          <table:table-cell table:style-name="ce2" office:value-type="float" office:value="0.090604" calcext:value-type="float">
            <text:p>0,090604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0962" calcext:value-type="float">
            <text:p>0,060962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55002" calcext:value-type="float">
            <text:p>0,755002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3349" calcext:value-type="float">
            <text:p>0,063349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56306" calcext:value-type="float">
            <text:p>0,056306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395752" calcext:value-type="float">
            <text:p>1,395752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10326" calcext:value-type="float">
            <text:p>0,110326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99761" calcext:value-type="float">
            <text:p>0,099761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52.532806" calcext:value-type="float">
            <text:p>252,532806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117291" calcext:value-type="float">
            <text:p>0,117291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11897" calcext:value-type="float">
            <text:p>0,111897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49.182309" calcext:value-type="float">
            <text:p>249,182309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088446" calcext:value-type="float">
            <text:p>0,088446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7922" calcext:value-type="float">
            <text:p>0,07922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51.464414" calcext:value-type="float">
            <text:p>251,464414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7];[.G7];[.L7];[.Q7];[.V7];[.AA7];[.AF7];[.AK7];[.AP7];[.AU7];[.AZ7];[.BE7];[.BJ7];[.BO7];[.BT7])" office:value-type="float" office:value="0.056306" calcext:value-type="float">
            <text:p>0,056306</text:p>
          </table:table-cell>
          <table:table-cell table:style-name="ce4" office:value-type="string" calcext:value-type="string">
            <text:p>droplast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max</text:p>
          </table:table-cell>
          <table:table-cell table:style-name="ce2" office:value-type="float" office:value="1.640785" calcext:value-type="float">
            <text:p>1,640785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17853" calcext:value-type="float">
            <text:p>0,717853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.575971" calcext:value-type="float">
            <text:p>7,575971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890224" calcext:value-type="float">
            <text:p>0,890224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98337" calcext:value-type="float">
            <text:p>0,598337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.983711" calcext:value-type="float">
            <text:p>4,983711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44519" calcext:value-type="float">
            <text:p>0,344519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67201" calcext:value-type="float">
            <text:p>0,167201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66685" calcext:value-type="float">
            <text:p>0,366685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91844" calcext:value-type="float">
            <text:p>0,391844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4018" calcext:value-type="float">
            <text:p>0,34018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78917" calcext:value-type="float">
            <text:p>0,578917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33047" calcext:value-type="float">
            <text:p>0,333047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779" calcext:value-type="float">
            <text:p>0,3779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83532" calcext:value-type="float">
            <text:p>0,583532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8];[.G8];[.L8];[.Q8];[.V8];[.AA8];[.AF8];[.AK8];[.AP8];[.AU8];[.AZ8];[.BE8];[.BJ8];[.BO8];[.BT8])" office:value-type="float" office:value="0.167201" calcext:value-type="float">
            <text:p>0,167201</text:p>
          </table:table-cell>
          <table:table-cell table:style-name="ce1" office:value-type="string" calcext:value-type="string">
            <text:p>dropmax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umFromTo</text:p>
          </table:table-cell>
          <table:table-cell table:style-name="ce2" office:value-type="float" office:value="202.616895" calcext:value-type="float">
            <text:p>202,616895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04.043585" calcext:value-type="float">
            <text:p>204,043585</text:p>
          </table:table-cell>
          <table:table-cell table:style-name="ce3"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52.596242" calcext:value-type="float">
            <text:p>252,596242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43.571358" calcext:value-type="float">
            <text:p>243,571358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42.807528" calcext:value-type="float">
            <text:p>242,807528</text:p>
          </table:table-cell>
          <table:table-cell table:style-name="ce3"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35.986214" calcext:value-type="float">
            <text:p>235,986214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39.917533" calcext:value-type="float">
            <text:p>239,91753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35.230863" calcext:value-type="float">
            <text:p>335,23086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124.376633" calcext:value-type="float">
            <text:p>1124,37663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61.447433" calcext:value-type="float">
            <text:p>261,44743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57.673593" calcext:value-type="float">
            <text:p>357,67359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766.525928" calcext:value-type="float">
            <text:p>766,525928</text:p>
          </table:table-cell>
          <table:table-cell table:style-name="ce3"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262.778281" calcext:value-type="float">
            <text:p>262,778281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68.298626" calcext:value-type="float">
            <text:p>368,298626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639.42957" calcext:value-type="float">
            <text:p>1639,42957</text:p>
          </table:table-cell>
          <table:table-cell table:style-name="ce3"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V9];[.G9])" office:value-type="float" office:value="204.043585" calcext:value-type="float">
            <text:p>204,043585</text:p>
          </table:table-cell>
          <table:table-cell table:style-name="ce1" office:value-type="string" calcext:value-type="string">
            <text:p>enumFromTo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umTo</text:p>
          </table:table-cell>
          <table:table-cell table:style-name="ce2" office:value-type="float" office:value="0.024734" calcext:value-type="float">
            <text:p>0,024734</text:p>
          </table:table-cell>
          <table:table-cell table:style-name="ce2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74567" calcext:value-type="float">
            <text:p>0,074567</text:p>
          </table:table-cell>
          <table:table-cell table:style-name="ce3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670464" calcext:value-type="float">
            <text:p>1,670464</text:p>
          </table:table-cell>
          <table:table-cell table:style-name="ce3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22667" calcext:value-type="float">
            <text:p>0,022667</text:p>
          </table:table-cell>
          <table:table-cell table:style-name="ce3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253" calcext:value-type="float">
            <text:p>0,08253</text:p>
          </table:table-cell>
          <table:table-cell table:style-name="ce3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035583" calcext:value-type="float">
            <text:p>1,035583</text:p>
          </table:table-cell>
          <table:table-cell table:style-name="ce3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5195" calcext:value-type="float">
            <text:p>0,005195</text:p>
          </table:table-cell>
          <table:table-cell table:style-name="ce3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10634" calcext:value-type="float">
            <text:p>0,210634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.496947" calcext:value-type="float">
            <text:p>3,496947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10187" calcext:value-type="float">
            <text:p>0,010187</text:p>
          </table:table-cell>
          <table:table-cell table:style-name="ce3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27109" calcext:value-type="float">
            <text:p>0,027109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73742" calcext:value-type="float">
            <text:p>0,173742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9643" calcext:value-type="float">
            <text:p>0,009643</text:p>
          </table:table-cell>
          <table:table-cell table:style-name="ce3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25636" calcext:value-type="float">
            <text:p>0,025636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493742" calcext:value-type="float">
            <text:p>0,493742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05195" calcext:value-type="float">
            <text:p>0,005195</text:p>
          </table:table-cell>
          <table:table-cell table:style-name="ce1" office:value-type="string" calcext:value-type="string">
            <text:p>enumTo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orial</text:p>
          </table:table-cell>
          <table:table-cell table:style-name="ce2" office:value-type="float" office:value="0.003793" calcext:value-type="float">
            <text:p>0,003793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4313" calcext:value-type="float">
            <text:p>0,004313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09.970833" calcext:value-type="float">
            <text:p>209,970833</text:p>
          </table:table-cell>
          <table:table-cell table:style-name="ce3"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003909" calcext:value-type="float">
            <text:p>0,003909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4344" calcext:value-type="float">
            <text:p>0,004344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68.065262" calcext:value-type="float">
            <text:p>168,065262</text:p>
          </table:table-cell>
          <table:table-cell table:style-name="ce3"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049446" calcext:value-type="float">
            <text:p>0,049446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9345" calcext:value-type="float">
            <text:p>0,019345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706" calcext:value-type="float">
            <text:p>0,001706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6176" calcext:value-type="float">
            <text:p>0,006176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6544" calcext:value-type="float">
            <text:p>0,006544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8854" calcext:value-type="float">
            <text:p>0,008854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675" calcext:value-type="float">
            <text:p>0,01675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877" calcext:value-type="float">
            <text:p>0,00877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0803" calcext:value-type="float">
            <text:p>0,010803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1706" calcext:value-type="float">
            <text:p>0,001706</text:p>
          </table:table-cell>
          <table:table-cell table:style-name="ce1" office:value-type="string" calcext:value-type="string">
            <text:p>factorial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_even</text:p>
          </table:table-cell>
          <table:table-cell table:style-name="ce2" office:value-type="float" office:value="0.000776" calcext:value-type="float">
            <text:p>0,000776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48" calcext:value-type="float">
            <text:p>0,000848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63" calcext:value-type="float">
            <text:p>0,000763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73" calcext:value-type="float">
            <text:p>0,000873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41" calcext:value-type="float">
            <text:p>0,000841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65" calcext:value-type="float">
            <text:p>0,000765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48" calcext:value-type="float">
            <text:p>0,000748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1113" calcext:value-type="float">
            <text:p>0,001113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68" calcext:value-type="float">
            <text:p>0,000768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1031" calcext:value-type="float">
            <text:p>0,001031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68" calcext:value-type="float">
            <text:p>0,000868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78" calcext:value-type="float">
            <text:p>0,000778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53" calcext:value-type="float">
            <text:p>0,000753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5" calcext:value-type="float">
            <text:p>0,00085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34" calcext:value-type="float">
            <text:p>0,000834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0748" calcext:value-type="float">
            <text:p>0,000748</text:p>
          </table:table-cell>
          <table:table-cell table:style-name="ce1" office:value-type="string" calcext:value-type="string">
            <text:p>is_even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_nil</text:p>
          </table:table-cell>
          <table:table-cell table:style-name="ce2" office:value-type="float" office:value="0.003206" calcext:value-type="float">
            <text:p>0,003206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429" calcext:value-type="float">
            <text:p>0,003429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134815" calcext:value-type="float">
            <text:p>0,134815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143" calcext:value-type="float">
            <text:p>0,003143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41" calcext:value-type="float">
            <text:p>0,00341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163077" calcext:value-type="float">
            <text:p>0,163077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8592" calcext:value-type="float">
            <text:p>0,018592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8432" calcext:value-type="float">
            <text:p>0,018432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53.15663" calcext:value-type="float">
            <text:p>153,1566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011505" calcext:value-type="float">
            <text:p>0,011505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2964" calcext:value-type="float">
            <text:p>0,012964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51.481136" calcext:value-type="float">
            <text:p>151,481136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011559" calcext:value-type="float">
            <text:p>0,011559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3039" calcext:value-type="float">
            <text:p>0,013039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52.382834" calcext:value-type="float">
            <text:p>152,382834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MIN([.B13];[.G13];[.L13];[.Q13];[.V13];[.AA13];[.AF13];[.AK13];[.AP13];[.AU13];[.AZ13];[.BE13];[.BJ13];[.BO13];[.BT13])" office:value-type="float" office:value="0.003143" calcext:value-type="float">
            <text:p>0,003143</text:p>
          </table:table-cell>
          <table:table-cell table:style-name="ce4" office:value-type="string" calcext:value-type="string">
            <text:p>is_nil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</text:p>
          </table:table-cell>
          <table:table-cell table:style-name="ce2" office:value-type="float" office:value="0.001303" calcext:value-type="float">
            <text:p>0,001303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448" calcext:value-type="float">
            <text:p>0,001448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245" calcext:value-type="float">
            <text:p>0,001245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68" calcext:value-type="float">
            <text:p>0,00168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472" calcext:value-type="float">
            <text:p>0,001472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23" calcext:value-type="float">
            <text:p>0,00123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5128" calcext:value-type="float">
            <text:p>0,015128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737" calcext:value-type="float">
            <text:p>0,001737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8652" calcext:value-type="float">
            <text:p>0,008652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995" calcext:value-type="float">
            <text:p>0,003995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5051" calcext:value-type="float">
            <text:p>0,005051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2294" calcext:value-type="float">
            <text:p>0,012294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7483" calcext:value-type="float">
            <text:p>0,007483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2355" calcext:value-type="float">
            <text:p>0,002355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892" calcext:value-type="float">
            <text:p>0,001892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00123" calcext:value-type="float">
            <text:p>0,00123</text:p>
          </table:table-cell>
          <table:table-cell table:style-name="ce4" office:value-type="string" calcext:value-type="string">
            <text:p>last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table:style-name="ce2" office:value-type="float" office:value="49.002493" calcext:value-type="float">
            <text:p>49,002493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.933901" calcext:value-type="float">
            <text:p>4,933901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.400734" calcext:value-type="float">
            <text:p>16,400734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4.947134" calcext:value-type="float">
            <text:p>74,947134</text:p>
          </table:table-cell>
          <table:table-cell table:style-name="ce3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8.436183" calcext:value-type="float">
            <text:p>28,436183</text:p>
          </table:table-cell>
          <table:table-cell table:style-name="ce3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5.363144" calcext:value-type="float">
            <text:p>15,363144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91.023725" calcext:value-type="float">
            <text:p>191,023725</text:p>
          </table:table-cell>
          <table:table-cell table:style-name="ce3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3.171883" calcext:value-type="float">
            <text:p>123,171883</text:p>
          </table:table-cell>
          <table:table-cell table:style-name="ce3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.090063" calcext:value-type="float">
            <text:p>6,090063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2.686605" calcext:value-type="float">
            <text:p>252,686605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43.950921" calcext:value-type="float">
            <text:p>143,950921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.615766" calcext:value-type="float">
            <text:p>6,615766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43.560408" calcext:value-type="float">
            <text:p>343,560408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48.745872" calcext:value-type="float">
            <text:p>148,745872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.23289" calcext:value-type="float">
            <text:p>6,23289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5];[.G15];[.L15];[.Q15];[.V15];[.AA15];[.AF15];[.AK15];[.AP15];[.AU15];[.AZ15];[.BE15];[.BJ15];[.BO15];[.BT15])" office:value-type="float" office:value="4.933901" calcext:value-type="float">
            <text:p>4,933901</text:p>
          </table:table-cell>
          <table:table-cell table:style-name="ce4" office:value-type="string" calcext:value-type="string">
            <text:p>length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_add</text:p>
          </table:table-cell>
          <table:table-cell table:style-name="ce2" office:value-type="float" office:value="0.418818" calcext:value-type="float">
            <text:p>0,418818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83222" calcext:value-type="float">
            <text:p>0,283222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934753" calcext:value-type="float">
            <text:p>2,934753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6598" calcext:value-type="float">
            <text:p>0,26598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51108" calcext:value-type="float">
            <text:p>0,251108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35279" calcext:value-type="float">
            <text:p>1,935279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04031" calcext:value-type="float">
            <text:p>0,404031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17709" calcext:value-type="float">
            <text:p>0,717709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293359" calcext:value-type="float">
            <text:p>2,293359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39677" calcext:value-type="float">
            <text:p>0,739677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56527" calcext:value-type="float">
            <text:p>0,756527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716289" calcext:value-type="float">
            <text:p>2,716289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564783" calcext:value-type="float">
            <text:p>0,564783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98488" calcext:value-type="float">
            <text:p>0,698488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763122" calcext:value-type="float">
            <text:p>2,763122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251108" calcext:value-type="float">
            <text:p>0,251108</text:p>
          </table:table-cell>
          <table:table-cell table:style-name="ce1" office:value-type="string" calcext:value-type="string">
            <text:p>map_add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_double</text:p>
          </table:table-cell>
          <table:table-cell table:style-name="ce2" office:value-type="float" office:value="55.898972" calcext:value-type="float">
            <text:p>55,898972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4.118063" calcext:value-type="float">
            <text:p>14,118063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0.442258" calcext:value-type="float">
            <text:p>250,442258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0.445935" calcext:value-type="float">
            <text:p>20,445935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3.115011" calcext:value-type="float">
            <text:p>13,115011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36.168972" calcext:value-type="float">
            <text:p>236,168972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60.409254" calcext:value-type="float">
            <text:p>60,409254</text:p>
          </table:table-cell>
          <table:table-cell table:style-name="ce3" office:value-type="string" calcext:value-type="string">
            <text:p>map Int Int (b_mul (b_succ (prod (nil Int)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3.51327" calcext:value-type="float">
            <text:p>53,51327</text:p>
          </table:table-cell>
          <table:table-cell table:style-name="ce3" office:value-type="string" calcext:value-type="string">
            <text:p>map Int Int (b_mul (b_succ (head Int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7.764989" calcext:value-type="float">
            <text:p>257,764989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9.798733" calcext:value-type="float">
            <text:p>29,798733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3.681003" calcext:value-type="float">
            <text:p>23,681003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6.995123" calcext:value-type="float">
            <text:p>256,99512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4.207814" calcext:value-type="float">
            <text:p>24,207814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7.595312" calcext:value-type="float">
            <text:p>17,595312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61.962665" calcext:value-type="float">
            <text:p>261,962665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17];[.G17];[.L17];[.Q17];[.V17];[.AA17];[.AF17];[.AK17];[.AP17];[.AU17];[.AZ17];[.BE17];[.BJ17];[.BO17];[.BT17])" office:value-type="float" office:value="13.115011" calcext:value-type="float">
            <text:p>13,115011</text:p>
          </table:table-cell>
          <table:table-cell table:style-name="ce1" office:value-type="string" calcext:value-type="string">
            <text:p>map_double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</text:p>
          </table:table-cell>
          <table:table-cell table:style-name="ce2" office:value-type="float" office:value="0.774533" calcext:value-type="float">
            <text:p>0,774533</text:p>
          </table:table-cell>
          <table:table-cell table:style-name="ce2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15456" calcext:value-type="float">
            <text:p>0,315456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26.298963" calcext:value-type="float">
            <text:p>226,29896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499187" calcext:value-type="float">
            <text:p>0,499187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0157" calcext:value-type="float">
            <text:p>0,240157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13.99367" calcext:value-type="float">
            <text:p>213,99367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318135" calcext:value-type="float">
            <text:p>0,318135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4094" calcext:value-type="float">
            <text:p>0,244094</text:p>
          </table:table-cell>
          <table:table-cell table:style-name="ce3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27.26161" calcext:value-type="float">
            <text:p>227,26161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863721" calcext:value-type="float">
            <text:p>0,863721</text:p>
          </table:table-cell>
          <table:table-cell table:style-name="ce3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8701" calcext:value-type="float">
            <text:p>0,78701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873661" calcext:value-type="float">
            <text:p>1,873661</text:p>
          </table:table-cell>
          <table:table-cell table:style-name="ce3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869837" calcext:value-type="float">
            <text:p>0,869837</text:p>
          </table:table-cell>
          <table:table-cell table:style-name="ce3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10771" calcext:value-type="float">
            <text:p>0,610771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05061" calcext:value-type="float">
            <text:p>1,905061</text:p>
          </table:table-cell>
          <table:table-cell table:style-name="ce3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240157" calcext:value-type="float">
            <text:p>0,240157</text:p>
          </table:table-cell>
          <table:table-cell table:style-name="ce1" office:value-type="string" calcext:value-type="string">
            <text:p>maximum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ber</text:p>
          </table:table-cell>
          <table:table-cell table:style-name="ce2" office:value-type="float" office:value="62.063914" calcext:value-type="float">
            <text:p>62,063914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6.953049" calcext:value-type="float">
            <text:p>26,953049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8.074737" calcext:value-type="float">
            <text:p>38,074737</text:p>
          </table:table-cell>
          <table:table-cell table:style-name="ce3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8.657245" calcext:value-type="float">
            <text:p>28,657245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2.669878" calcext:value-type="float">
            <text:p>22,669878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4.758818" calcext:value-type="float">
            <text:p>34,758818</text:p>
          </table:table-cell>
          <table:table-cell table:style-name="ce3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04.357017" calcext:value-type="float">
            <text:p>104,357017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93.553132" calcext:value-type="float">
            <text:p>93,553132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33.929462" calcext:value-type="float">
            <text:p>233,929462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73.82165" calcext:value-type="float">
            <text:p>73,82165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7.624079" calcext:value-type="float">
            <text:p>67,624079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24.70133" calcext:value-type="float">
            <text:p>224,7013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56.558992" calcext:value-type="float">
            <text:p>56,558992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0.650878" calcext:value-type="float">
            <text:p>50,650878</text:p>
          </table:table-cell>
          <table:table-cell table:style-name="ce3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3.073381" calcext:value-type="float">
            <text:p>13,073381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9];[.G19];[.L19];[.Q19];[.V19];[.AA19];[.AF19];[.AK19];[.AP19];[.AU19];[.AZ19];[.BE19];[.BJ19];[.BO19];[.BT19])" office:value-type="float" office:value="13.073381" calcext:value-type="float">
            <text:p>13,073381</text:p>
          </table:table-cell>
          <table:table-cell table:style-name="ce1" office:value-type="string" calcext:value-type="string">
            <text:p>member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first</text:p>
          </table:table-cell>
          <table:table-cell table:style-name="ce2" office:value-type="float" office:value="0.181516" calcext:value-type="float">
            <text:p>0,181516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8386" calcext:value-type="float">
            <text:p>0,068386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3.353665" calcext:value-type="float">
            <text:p>13,353665</text:p>
          </table:table-cell>
          <table:table-cell table:style-name="ce3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77474" calcext:value-type="float">
            <text:p>0,077474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4425" calcext:value-type="float">
            <text:p>0,064425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.954169" calcext:value-type="float">
            <text:p>1,954169</text:p>
          </table:table-cell>
          <table:table-cell table:style-name="ce3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56701" calcext:value-type="float">
            <text:p>0,056701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84599" calcext:value-type="float">
            <text:p>0,084599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691832" calcext:value-type="float">
            <text:p>0,691832</text:p>
          </table:table-cell>
          <table:table-cell table:style-name="ce3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13852" calcext:value-type="float">
            <text:p>0,213852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01032" calcext:value-type="float">
            <text:p>0,201032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.037695" calcext:value-type="float">
            <text:p>3,037695</text:p>
          </table:table-cell>
          <table:table-cell table:style-name="ce3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32988" calcext:value-type="float">
            <text:p>0,132988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40706" calcext:value-type="float">
            <text:p>0,140706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02249" calcext:value-type="float">
            <text:p>0,702249</text:p>
          </table:table-cell>
          <table:table-cell table:style-name="ce3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056701" calcext:value-type="float">
            <text:p>0,056701</text:p>
          </table:table-cell>
          <table:table-cell table:style-name="ce4" office:value-type="string" calcext:value-type="string">
            <text:p>multfirst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last</text:p>
          </table:table-cell>
          <table:table-cell table:style-name="ce2" office:value-type="float" office:value="7.789742" calcext:value-type="float">
            <text:p>7,789742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706947" calcext:value-type="float">
            <text:p>0,706947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01.811945" calcext:value-type="float">
            <text:p>201,811945</text:p>
          </table:table-cell>
          <table:table-cell table:style-name="ce3"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.324992" calcext:value-type="float">
            <text:p>1,324992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592188" calcext:value-type="float">
            <text:p>0,592188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2.079892" calcext:value-type="float">
            <text:p>72,079892</text:p>
          </table:table-cell>
          <table:table-cell table:style-name="ce3"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78044" calcext:value-type="float">
            <text:p>0,78044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487149" calcext:value-type="float">
            <text:p>0,487149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1.442365" calcext:value-type="float">
            <text:p>11,442365</text:p>
          </table:table-cell>
          <table:table-cell table:style-name="ce3"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.408491" calcext:value-type="float">
            <text:p>2,408491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886075" calcext:value-type="float">
            <text:p>1,886075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0.690651" calcext:value-type="float">
            <text:p>250,690651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.186557" calcext:value-type="float">
            <text:p>1,186557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996835" calcext:value-type="float">
            <text:p>0,996835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84.201503" calcext:value-type="float">
            <text:p>184,201503</text:p>
          </table:table-cell>
          <table:table-cell table:style-name="ce3"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487149" calcext:value-type="float">
            <text:p>0,487149</text:p>
          </table:table-cell>
          <table:table-cell table:style-name="ce4" office:value-type="string" calcext:value-type="string">
            <text:p>multlast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h</text:p>
          </table:table-cell>
          <table:table-cell table:style-name="ce2" office:value-type="float" office:value="77.08362" calcext:value-type="float">
            <text:p>77,08362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348317" calcext:value-type="float">
            <text:p>0,348317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39.422576" calcext:value-type="float">
            <text:p>139,422576</text:p>
          </table:table-cell>
          <table:table-cell table:style-name="ce3"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808542" calcext:value-type="float">
            <text:p>0,808542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3426" calcext:value-type="float">
            <text:p>0,3426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57.922192" calcext:value-type="float">
            <text:p>157,922192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106744" calcext:value-type="float">
            <text:p>0,106744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126796" calcext:value-type="float">
            <text:p>0,126796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64.928298" calcext:value-type="float">
            <text:p>164,928298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351201" calcext:value-type="float">
            <text:p>0,351201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319632" calcext:value-type="float">
            <text:p>0,319632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61.59129" calcext:value-type="float">
            <text:p>161,59129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24419" calcext:value-type="float">
            <text:p>0,24419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20135" calcext:value-type="float">
            <text:p>0,20135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63.554344" calcext:value-type="float">
            <text:p>163,554344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106744" calcext:value-type="float">
            <text:p>0,106744</text:p>
          </table:table-cell>
          <table:table-cell table:style-name="ce4" office:value-type="string" calcext:value-type="string">
            <text:p>nth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te</text:p>
          </table:table-cell>
          <table:table-cell table:style-name="ce2" office:value-type="float" office:value="3.346158" calcext:value-type="float">
            <text:p>3,346158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91653" calcext:value-type="float">
            <text:p>0,091653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.894118" calcext:value-type="float">
            <text:p>2,894118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07373" calcext:value-type="float">
            <text:p>0,107373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8463" calcext:value-type="float">
            <text:p>0,08463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.897882" calcext:value-type="float">
            <text:p>1,897882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6278" calcext:value-type="float">
            <text:p>0,066278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6589" calcext:value-type="float">
            <text:p>0,066589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2702" calcext:value-type="float">
            <text:p>0,52702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93984" calcext:value-type="float">
            <text:p>0,193984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873" calcext:value-type="float">
            <text:p>0,1873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.733222" calcext:value-type="float">
            <text:p>2,733222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23792" calcext:value-type="float">
            <text:p>0,123792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38154" calcext:value-type="float">
            <text:p>0,138154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01427" calcext:value-type="float">
            <text:p>0,701427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3];[.G23];[.L23];[.Q23];[.V23];[.AA23];[.AF23];[.AK23];[.AP23];[.AU23];[.AZ23];[.BE23];[.BJ23];[.BO23];[.BT23])" office:value-type="float" office:value="0.066278" calcext:value-type="float">
            <text:p>0,066278</text:p>
          </table:table-cell>
          <table:table-cell table:style-name="ce4" office:value-type="string" calcext:value-type="string">
            <text:p>replicate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table:style-name="ce2" office:value-type="float" office:value="38.437115" calcext:value-type="float">
            <text:p>38,437115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.709445" calcext:value-type="float">
            <text:p>1,709445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2.567221" calcext:value-type="float">
            <text:p>42,567221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.039891" calcext:value-type="float">
            <text:p>5,039891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985767" calcext:value-type="float">
            <text:p>0,985767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3.587046" calcext:value-type="float">
            <text:p>33,587046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.795084" calcext:value-type="float">
            <text:p>15,795084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.110642" calcext:value-type="float">
            <text:p>8,110642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5.775693" calcext:value-type="float">
            <text:p>105,775693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96.868448" calcext:value-type="float">
            <text:p>96,868448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5.124038" calcext:value-type="float">
            <text:p>45,124038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5.484255" calcext:value-type="float">
            <text:p>165,484255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6.468038" calcext:value-type="float">
            <text:p>36,468038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7.43179" calcext:value-type="float">
            <text:p>17,43179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9.528076" calcext:value-type="float">
            <text:p>159,528076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985767" calcext:value-type="float">
            <text:p>0,985767</text:p>
          </table:table-cell>
          <table:table-cell table:style-name="ce4" office:value-type="string" calcext:value-type="string">
            <text:p>reverse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tter</text:p>
          </table:table-cell>
          <table:table-cell table:style-name="ce2" office:value-type="float" office:value="167.700734" calcext:value-type="float">
            <text:p>167,700734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1.91194" calcext:value-type="float">
            <text:p>31,91194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49.216784" calcext:value-type="float">
            <text:p>249,216784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82.817662" calcext:value-type="float">
            <text:p>82,817662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5.230707" calcext:value-type="float">
            <text:p>15,230707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39.321587" calcext:value-type="float">
            <text:p>239,321587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45.775445" calcext:value-type="float">
            <text:p>45,775445</text:p>
          </table:table-cell>
          <table:table-cell table:style-name="ce3" office:value-type="string" calcext:value-type="string">
            <text:p>concat &amp;0 (map &amp;0 (List &amp;0) (replicate &amp;0 (b_succ (prod (nil Int)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9.682963" calcext:value-type="float">
            <text:p>19,682963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61.302859" calcext:value-type="float">
            <text:p>261,302859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69.760297" calcext:value-type="float">
            <text:p>69,760297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2.75368" calcext:value-type="float">
            <text:p>32,75368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50.629963" calcext:value-type="float">
            <text:p>250,62996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4.763813" calcext:value-type="float">
            <text:p>34,763813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4.588991" calcext:value-type="float">
            <text:p>24,588991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51.105725" calcext:value-type="float">
            <text:p>251,105725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5];[.G25];[.L25];[.Q25];[.V25];[.AA25];[.AF25];[.AK25];[.AP25];[.AU25];[.AZ25];[.BE25];[.BJ25];[.BO25];[.BT25])" office:value-type="float" office:value="15.230707" calcext:value-type="float">
            <text:p>15,230707</text:p>
          </table:table-cell>
          <table:table-cell table:style-name="ce4" office:value-type="string" calcext:value-type="string">
            <text:p>stutter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style-name="ce2" office:value-type="float" office:value="0.686694" calcext:value-type="float">
            <text:p>0,686694</text:p>
          </table:table-cell>
          <table:table-cell table:style-name="ce2"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43281" calcext:value-type="float">
            <text:p>0,343281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05027" calcext:value-type="float">
            <text:p>1,905027</text:p>
          </table:table-cell>
          <table:table-cell table:style-name="ce3"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6598" calcext:value-type="float">
            <text:p>0,36598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18571" calcext:value-type="float">
            <text:p>0,318571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13417" calcext:value-type="float">
            <text:p>2,113417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65767" calcext:value-type="float">
            <text:p>0,265767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6935" calcext:value-type="float">
            <text:p>0,246935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98973" calcext:value-type="float">
            <text:p>0,798973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948557" calcext:value-type="float">
            <text:p>0,948557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24563" calcext:value-type="float">
            <text:p>0,724563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60.102119" calcext:value-type="float">
            <text:p>60,102119</text:p>
          </table:table-cell>
          <table:table-cell table:style-name="ce3" office:value-type="string" calcext:value-type="string">
            <text:p>foldr Int Int (b_foldNat Int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62694" calcext:value-type="float">
            <text:p>0,762694</text:p>
          </table:table-cell>
          <table:table-cell table:style-name="ce3"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584765" calcext:value-type="float">
            <text:p>0,584765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0.197175" calcext:value-type="float">
            <text:p>30,197175</text:p>
          </table:table-cell>
          <table:table-cell table:style-name="ce3" office:value-type="string" calcext:value-type="string">
            <text:p>foldl Int Int (b_foldNat Int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6];[.G26];[.L26];[.Q26];[.V26];[.AA26];[.AF26];[.AK26];[.AP26];[.AU26];[.AZ26];[.BE26];[.BJ26];[.BO26];[.BT26])" office:value-type="float" office:value="0.246935" calcext:value-type="float">
            <text:p>0,246935</text:p>
          </table:table-cell>
          <table:table-cell table:style-name="ce1" office:value-type="string" calcext:value-type="string">
            <text:p>sum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85"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formula="of:=AVERAGE([.B4:.B26])" office:value-type="float" office:value="29.0566186521739" calcext:value-type="float">
            <text:p>29,0566186522</text:p>
          </table:table-cell>
          <table:table-cell table:number-columns-repeated="4"/>
          <table:table-cell table:formula="of:=AVERAGE([.G4:.G26])" office:value-type="float" office:value="12.471781173913" calcext:value-type="float">
            <text:p>12,4717811739</text:p>
          </table:table-cell>
          <table:table-cell table:number-columns-repeated="4"/>
          <table:table-cell table:formula="of:=AVERAGE([.L4:.L26])" office:value-type="float" office:value="72.2893446521739" calcext:value-type="float">
            <text:p>72,2893446522</text:p>
          </table:table-cell>
          <table:table-cell table:number-columns-repeated="3"/>
          <table:table-cell table:style-name="ce1"/>
          <table:table-cell table:formula="of:=AVERAGE([.Q4:.Q26])" office:value-type="float" office:value="20.0032616521739" calcext:value-type="float">
            <text:p>20,0032616522</text:p>
          </table:table-cell>
          <table:table-cell table:number-columns-repeated="4"/>
          <table:table-cell table:formula="of:=AVERAGE([.V4:.V26])" office:value-type="float" office:value="14.1758240434783" calcext:value-type="float">
            <text:p>14,1758240435</text:p>
          </table:table-cell>
          <table:table-cell table:number-columns-repeated="4"/>
          <table:table-cell table:formula="of:=AVERAGE([.AA4:.AA26])" office:value-type="float" office:value="62.1202139565217" calcext:value-type="float">
            <text:p>62,1202139565</text:p>
          </table:table-cell>
          <table:table-cell table:number-columns-repeated="3"/>
          <table:table-cell table:style-name="ce1"/>
          <table:table-cell table:formula="of:=AVERAGE([.AF4:.AF26])" office:value-type="float" office:value="28.6979273043478" calcext:value-type="float">
            <text:p>28,6979273043</text:p>
          </table:table-cell>
          <table:table-cell table:number-columns-repeated="4"/>
          <table:table-cell table:formula="of:=AVERAGE([.AK4:.AK26])" office:value-type="float" office:value="27.6509456521739" calcext:value-type="float">
            <text:p>27,6509456522</text:p>
          </table:table-cell>
          <table:table-cell table:number-columns-repeated="4"/>
          <table:table-cell table:formula="of:=AVERAGE([.AP4:.AP26])" office:value-type="float" office:value="122.237976782609" calcext:value-type="float">
            <text:p>122,2379767826</text:p>
          </table:table-cell>
          <table:table-cell table:number-columns-repeated="3"/>
          <table:table-cell table:style-name="ce1"/>
          <table:table-cell table:formula="of:=AVERAGE([.AU4:.AU26])" office:value-type="float" office:value="34.3993540434783" calcext:value-type="float">
            <text:p>34,3993540435</text:p>
          </table:table-cell>
          <table:table-cell table:number-columns-repeated="4"/>
          <table:table-cell table:formula="of:=AVERAGE([.AZ4:.AZ26])" office:value-type="float" office:value="29.4221016521739" calcext:value-type="float">
            <text:p>29,4221016522</text:p>
          </table:table-cell>
          <table:table-cell table:number-columns-repeated="4"/>
          <table:table-cell table:formula="of:=AVERAGE([.BE4:.BE26])" office:value-type="float" office:value="111.30325726087" calcext:value-type="float">
            <text:p>111,3032572609</text:p>
          </table:table-cell>
          <table:table-cell table:number-columns-repeated="3"/>
          <table:table-cell table:style-name="ce1"/>
          <table:table-cell table:formula="of:=AVERAGE([.BJ4:.BJ26])" office:value-type="float" office:value="33.1758956956522" calcext:value-type="float">
            <text:p>33,1758956957</text:p>
          </table:table-cell>
          <table:table-cell table:number-columns-repeated="4"/>
          <table:table-cell table:formula="of:=AVERAGE([.BO4:.BO26])" office:value-type="float" office:value="27.4562091304348" calcext:value-type="float">
            <text:p>27,4562091304</text:p>
          </table:table-cell>
          <table:table-cell table:number-columns-repeated="4"/>
          <table:table-cell table:formula="of:=AVERAGE([.BT4:.BT26])" office:value-type="float" office:value="135.89875926087" calcext:value-type="float">
            <text:p>135,8987592609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ound</text:p>
          </table:table-cell>
          <table:table-cell/>
          <table:table-cell office:value-type="string" calcext:value-type="string">
            <text:p>21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formula="of:=COUNTA([.AC4:.AC26])" office:value-type="float" office:value="18" calcext:value-type="float">
            <text:p>18</text:p>
          </table:table-cell>
          <table:table-cell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5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1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6/23</text:p>
          </table:table-cell>
          <table:table-cell table:formula="of:=COUNTA([.BG4:.BG26])" office:value-type="float" office:value="16" calcext:value-type="float">
            <text:p>16</text:p>
          </table:table-cell>
          <table:table-cell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8/2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formula="of:=AVERAGE([.B4:.B8];[.B10:.B24];[.B26])" office:value-type="float" office:value="14.1897428571429" calcext:value-type="float">
            <text:p>14,1897428571</text:p>
          </table:table-cell>
          <table:table-cell table:number-columns-repeated="4"/>
          <table:table-cell table:formula="of:=AVERAGE([.G4:.G26])" office:value-type="float" office:value="12.471781173913" calcext:value-type="float">
            <text:p>12,4717811739</text:p>
          </table:table-cell>
          <table:table-cell table:number-columns-repeated="4"/>
          <table:table-cell table:formula="of:=AVERAGE([.L4:.L8];[.L10:.L16];[.L19:.L21];[.L23:.L24];[.L26])" office:value-type="float" office:value="30.2598946666667" calcext:value-type="float">
            <text:p>30,2598946667</text:p>
          </table:table-cell>
          <table:table-cell table:number-columns-repeated="3"/>
          <table:table-cell table:style-name="ce1"/>
          <table:table-cell table:formula="of:=AVERAGE([.Q4:.Q8];[.Q10:.Q26])" office:value-type="float" office:value="9.84107545454545" calcext:value-type="float">
            <text:p>9,8410754545</text:p>
          </table:table-cell>
          <table:table-cell table:number-columns-repeated="4"/>
          <table:table-cell table:formula="of:=AVERAGE([.V4:.V26])" office:value-type="float" office:value="14.1758240434783" calcext:value-type="float">
            <text:p>14,1758240435</text:p>
          </table:table-cell>
          <table:table-cell table:number-columns-repeated="4"/>
          <table:table-cell table:formula="of:=AVERAGE([.AA4:.AA8];[.AA10:.AA16];[.AA19:.AA21];[.AA23:.AA24];[.AA26])" office:value-type="float" office:value="19.1873492222222" calcext:value-type="float">
            <text:p>19,1873492222</text:p>
          </table:table-cell>
          <table:table-cell table:number-columns-repeated="3"/>
          <table:table-cell table:style-name="ce1"/>
          <table:table-cell table:formula="of:=AVERAGE([.AF4:.AF8];[.AF10:.AF26])" office:value-type="float" office:value="19.0970361363636" calcext:value-type="float">
            <text:p>19,0970361364</text:p>
          </table:table-cell>
          <table:table-cell table:number-columns-repeated="4"/>
          <table:table-cell table:formula="of:=AVERAGE([.AK4:.AK8];[.AK10:.AK26])" office:value-type="float" office:value="13.6700403181818" calcext:value-type="float">
            <text:p>13,6700403182</text:p>
          </table:table-cell>
          <table:table-cell table:number-columns-repeated="4"/>
          <table:table-cell table:formula="of:=AVERAGE([.AP4:.AP6];[.AP8];[.AP10:.AP12];[.AP14:.AP16];[.AP20:.AP21];[.AP23:.AP24];[.AP26])" office:value-type="float" office:value="9.08134526666666" calcext:value-type="float">
            <text:p>9,0813452667</text:p>
          </table:table-cell>
          <table:table-cell table:number-columns-repeated="3"/>
          <table:table-cell table:style-name="ce1"/>
          <table:table-cell table:formula="of:=AVERAGE([.AU4:.AU8];[.AU10:.AU14];[.AU16:.AU26])" office:value-type="float" office:value="13.1929097619048" calcext:value-type="float">
            <text:p>13,1929097619</text:p>
          </table:table-cell>
          <table:table-cell table:number-columns-repeated="4"/>
          <table:table-cell table:formula="of:=AVERAGE([.AZ4:.AZ8];[.AZ10:.AZ26])" office:value-type="float" office:value="14.5015793181818" calcext:value-type="float">
            <text:p>14,5015793182</text:p>
          </table:table-cell>
          <table:table-cell table:number-columns-repeated="4"/>
          <table:table-cell table:formula="of:=AVERAGE([.BE4:.BE6];[.BE8];[.BE10:.BE12];[.BE14:.BE16];[.BE18];[.BE20];[.BE23:.BE24];[.BE26])" office:value-type="float" office:value="16.5451458" calcext:value-type="float">
            <text:p>16,5451458</text:p>
          </table:table-cell>
          <table:table-cell table:number-columns-repeated="3"/>
          <table:table-cell table:style-name="ce1"/>
          <table:table-cell table:formula="of:=AVERAGE([.BJ4:.BJ8];[.BJ10:.BJ26])" office:value-type="float" office:value="22.7394236363636" calcext:value-type="float">
            <text:p>22,7394236364</text:p>
          </table:table-cell>
          <table:table-cell table:number-columns-repeated="4"/>
          <table:table-cell table:formula="of:=AVERAGE([.BO4:.BO8];[.BO10:.BO26])" office:value-type="float" office:value="11.963372" calcext:value-type="float">
            <text:p>11,963372</text:p>
          </table:table-cell>
          <table:table-cell table:number-columns-repeated="4"/>
          <table:table-cell table:formula="of:=AVERAGE([.BT4:.BT6];[.BT8];[.BT10:.BT12];[.BT14:.BT16];[.BT18:.BT21];[.BT23:.BT24];[.BT26])" office:value-type="float" office:value="23.8689359411765" calcext:value-type="float">
            <text:p>23,868935941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.B4:.B26])" office:value-type="float" office:value="0.686694" calcext:value-type="float">
            <text:p>0,686694</text:p>
          </table:table-cell>
          <table:table-cell table:number-columns-repeated="4"/>
          <table:table-cell table:formula="of:=MEDIAN([.G4:.G26])" office:value-type="float" office:value="0.283222" calcext:value-type="float">
            <text:p>0,283222</text:p>
          </table:table-cell>
          <table:table-cell table:number-columns-repeated="4"/>
          <table:table-cell table:formula="of:=MEDIAN([.L4:.L26])" office:value-type="float" office:value="7.575971" calcext:value-type="float">
            <text:p>7,575971</text:p>
          </table:table-cell>
          <table:table-cell table:number-columns-repeated="3"/>
          <table:table-cell table:style-name="ce1"/>
          <table:table-cell table:formula="of:=MEDIAN([.Q4:.Q26])" office:value-type="float" office:value="0.26598" calcext:value-type="float">
            <text:p>0,26598</text:p>
          </table:table-cell>
          <table:table-cell table:number-columns-repeated="4"/>
          <table:table-cell table:formula="of:=MEDIAN([.V4:.V26])" office:value-type="float" office:value="0.240157" calcext:value-type="float">
            <text:p>0,240157</text:p>
          </table:table-cell>
          <table:table-cell table:number-columns-repeated="4"/>
          <table:table-cell table:formula="of:=MEDIAN([.AA4:.AA26])" office:value-type="float" office:value="2.625519" calcext:value-type="float">
            <text:p>2,625519</text:p>
          </table:table-cell>
          <table:table-cell table:number-columns-repeated="3"/>
          <table:table-cell table:style-name="ce1"/>
          <table:table-cell table:formula="of:=MEDIAN([.AF4:.AF26])" office:value-type="float" office:value="0.149289" calcext:value-type="float">
            <text:p>0,149289</text:p>
          </table:table-cell>
          <table:table-cell table:number-columns-repeated="4"/>
          <table:table-cell table:formula="of:=MEDIAN([.AK4:.AK26])" office:value-type="float" office:value="0.167201" calcext:value-type="float">
            <text:p>0,167201</text:p>
          </table:table-cell>
          <table:table-cell table:number-columns-repeated="4"/>
          <table:table-cell table:formula="of:=MEDIAN([.AP4:.AP26])" office:value-type="float" office:value="3.496947" calcext:value-type="float">
            <text:p>3,496947</text:p>
          </table:table-cell>
          <table:table-cell table:number-columns-repeated="3"/>
          <table:table-cell table:style-name="ce1"/>
          <table:table-cell table:formula="of:=MEDIAN([.AU4:.AU26])" office:value-type="float" office:value="0.391844" calcext:value-type="float">
            <text:p>0,391844</text:p>
          </table:table-cell>
          <table:table-cell table:number-columns-repeated="4"/>
          <table:table-cell table:formula="of:=MEDIAN([.AZ4:.AZ26])" office:value-type="float" office:value="0.34018" calcext:value-type="float">
            <text:p>0,34018</text:p>
          </table:table-cell>
          <table:table-cell table:number-columns-repeated="4"/>
          <table:table-cell table:formula="of:=MEDIAN([.BE4:.BE26])" office:value-type="float" office:value="3.037695" calcext:value-type="float">
            <text:p>3,037695</text:p>
          </table:table-cell>
          <table:table-cell table:number-columns-repeated="3"/>
          <table:table-cell table:style-name="ce1"/>
          <table:table-cell table:formula="of:=MEDIAN([.BJ4:.BJ26])" office:value-type="float" office:value="0.24419" calcext:value-type="float">
            <text:p>0,24419</text:p>
          </table:table-cell>
          <table:table-cell table:number-columns-repeated="4"/>
          <table:table-cell table:formula="of:=MEDIAN([.BO4:.BO26])" office:value-type="float" office:value="0.20135" calcext:value-type="float">
            <text:p>0,20135</text:p>
          </table:table-cell>
          <table:table-cell table:number-columns-repeated="4"/>
          <table:table-cell table:formula="of:=MEDIAN([.BT4:.BT26])" office:value-type="float" office:value="2.763122" calcext:value-type="float">
            <text:p>2,76312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formula="of:=MIN([.B4:.B26])" office:value-type="float" office:value="0.000776" calcext:value-type="float">
            <text:p>0,000776</text:p>
          </table:table-cell>
          <table:table-cell table:number-columns-repeated="4"/>
          <table:table-cell table:formula="of:=MIN([.G4:.G26])" office:value-type="float" office:value="0.000848" calcext:value-type="float">
            <text:p>0,000848</text:p>
          </table:table-cell>
          <table:table-cell table:number-columns-repeated="4"/>
          <table:table-cell table:formula="of:=MIN([.L4:.L26])" office:value-type="float" office:value="0.000763" calcext:value-type="float">
            <text:p>0,000763</text:p>
          </table:table-cell>
          <table:table-cell table:number-columns-repeated="3"/>
          <table:table-cell table:style-name="ce1"/>
          <table:table-cell table:formula="of:=MIN([.Q4:.Q26])" office:value-type="float" office:value="0.000873" calcext:value-type="float">
            <text:p>0,000873</text:p>
          </table:table-cell>
          <table:table-cell table:number-columns-repeated="4"/>
          <table:table-cell table:formula="of:=MIN([.V4:.V22])" office:value-type="float" office:value="0.000841" calcext:value-type="float">
            <text:p>0,000841</text:p>
          </table:table-cell>
          <table:table-cell table:number-columns-repeated="4"/>
          <table:table-cell table:formula="of:=MIN([.AA4:.AA26])" office:value-type="float" office:value="0.000765" calcext:value-type="float">
            <text:p>0,000765</text:p>
          </table:table-cell>
          <table:table-cell table:number-columns-repeated="3"/>
          <table:table-cell table:style-name="ce1"/>
          <table:table-cell table:formula="of:=MIN([.AF4:.AF26])" office:value-type="float" office:value="0.000748" calcext:value-type="float">
            <text:p>0,000748</text:p>
          </table:table-cell>
          <table:table-cell table:number-columns-repeated="4"/>
          <table:table-cell table:formula="of:=MIN([.AK4:.AK26])" office:value-type="float" office:value="0.001113" calcext:value-type="float">
            <text:p>0,001113</text:p>
          </table:table-cell>
          <table:table-cell table:number-columns-repeated="4"/>
          <table:table-cell table:formula="of:=MIN([.AP4:.AP26])" office:value-type="float" office:value="0.000768" calcext:value-type="float">
            <text:p>0,000768</text:p>
          </table:table-cell>
          <table:table-cell table:number-columns-repeated="3"/>
          <table:table-cell table:style-name="ce1"/>
          <table:table-cell table:formula="of:=MIN([.AU4:.AU26])" office:value-type="float" office:value="0.001031" calcext:value-type="float">
            <text:p>0,001031</text:p>
          </table:table-cell>
          <table:table-cell table:number-columns-repeated="4"/>
          <table:table-cell table:formula="of:=MIN([.AZ4:.AZ26])" office:value-type="float" office:value="0.000868" calcext:value-type="float">
            <text:p>0,000868</text:p>
          </table:table-cell>
          <table:table-cell table:number-columns-repeated="4"/>
          <table:table-cell table:formula="of:=MIN([.BE4:.BE26])" office:value-type="float" office:value="0.000778" calcext:value-type="float">
            <text:p>0,000778</text:p>
          </table:table-cell>
          <table:table-cell table:number-columns-repeated="3"/>
          <table:table-cell table:style-name="ce1"/>
          <table:table-cell table:formula="of:=MIN([.BJ4:.BJ26])" office:value-type="float" office:value="0.000753" calcext:value-type="float">
            <text:p>0,000753</text:p>
          </table:table-cell>
          <table:table-cell table:number-columns-repeated="4"/>
          <table:table-cell table:formula="of:=MIN([.BO4:.BO26])" office:value-type="float" office:value="0.00085" calcext:value-type="float">
            <text:p>0,00085</text:p>
          </table:table-cell>
          <table:table-cell table:number-columns-repeated="4"/>
          <table:table-cell table:formula="of:=MIN([.BT4:.BT26])" office:value-type="float" office:value="0.000834" calcext:value-type="float">
            <text:p>0,000834</text:p>
          </table:table-cell>
          <table:table-cell table:number-columns-repeated="13"/>
        </table:table-row>
        <table:table-row table:style-name="ro1">
          <table:table-cell table:number-columns-repeated="8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4">
          <table:table-cell table:number-columns-repeated="85"/>
        </table:table-row>
        <table:table-row table:style-name="ro1">
          <table:table-cell table:style-name="ce1"/>
          <table:table-cell table:number-columns-repeated="14"/>
          <table:table-cell table:style-name="ce1"/>
          <table:table-cell table:number-columns-repeated="63"/>
          <table:table-cell table:style-name="ce1" table:number-columns-repeated="2"/>
          <table:table-cell table:number-columns-repeated="4"/>
        </table:table-row>
        <table:table-row table:style-name="ro1" table:number-rows-repeated="23">
          <table:table-cell table:number-columns-repeated="79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85"/>
        </table:table-row>
        <table:table-row table:style-name="ro1" table:number-rows-repeated="2">
          <table:table-cell table:style-name="ce1"/>
          <table:table-cell table:number-columns-repeated="14"/>
          <table:table-cell table:style-name="ce1"/>
          <table:table-cell table:number-columns-repeated="69"/>
        </table:table-row>
        <table:table-row table:style-name="ro1" table:number-rows-repeated="3"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24"/>
        </table:table-row>
        <table:table-row table:style-name="ro1" table:number-rows-repeated="6">
          <table:table-cell table:number-columns-repeated="85"/>
        </table:table-row>
        <table:table-row table:style-name="ro1" table:number-rows-repeated="22">
          <table:table-cell table:number-columns-repeated="2"/>
          <table:table-cell table:style-name="ce1"/>
          <table:table-cell table:number-columns-repeated="82"/>
        </table:table-row>
        <table:table-row table:style-name="ro1">
          <table:table-cell table:number-columns-repeated="2"/>
          <table:table-cell table:style-name="ce1"/>
          <table:table-cell table:number-columns-repeated="82"/>
        </table:table-row>
        <calcext:conditional-formats>
          <calcext:conditional-format calcext:target-range-address="Sheet1.BT4:Sheet1.BU26 Sheet1.B4:Sheet1.C26 Sheet1.G4:Sheet1.H26 Sheet1.L4:Sheet1.M26 Sheet1.Q4:Sheet1.R26 Sheet1.V4:Sheet1.W26 Sheet1.AA4:Sheet1.AB26 Sheet1.AF4:Sheet1.AG26 Sheet1.AK4:Sheet1.AL26 Sheet1.AP4:Sheet1.AQ26 Sheet1.AU4:Sheet1.AV26 Sheet1.AZ4:Sheet1.BA26 Sheet1.BE4:Sheet1.BF26 Sheet1.BJ4:Sheet1.BK26 Sheet1.BO4:Sheet1.BP26">
            <calcext:condition calcext:apply-style-name="green" calcext:value="=[.$CA4]" calcext:base-cell-address="Sheet1.B4"/>
          </calcext:conditional-format>
          <calcext:conditional-format calcext:target-range-address="Sheet1.M4:Sheet1.M26 Sheet1.R4:Sheet1.R26 Sheet1.W4:Sheet1.W26 Sheet1.AB4:Sheet1.AB26 Sheet1.AG4:Sheet1.AG26 Sheet1.AL4:Sheet1.AL26 Sheet1.AQ4:Sheet1.AQ26 Sheet1.AV4:Sheet1.AV26 Sheet1.BA4:Sheet1.BA26 Sheet1.BF4:Sheet1.BF26 Sheet1.BK4:Sheet1.BK26 Sheet1.BP4:Sheet1.BP26 Sheet1.BU4:Sheet1.BU26 Sheet1.H4:Sheet1.H26">
            <calcext:condition calcext:apply-style-name="yellow1" calcext:value="!=[.$C4]" calcext:base-cell-address="Sheet1.H4"/>
          </calcext:conditional-format>
          <calcext:conditional-format calcext:target-range-address="Sheet1.CC4:Sheet1.CC26">
            <calcext:condition calcext:apply-style-name="green" calcext:value="=[.$CA4]" calcext:base-cell-address="Sheet1.CC4"/>
          </calcext:conditional-format>
        </calcext:conditional-formats>
      </table:table>
      <table:named-expressions/>
      <table:database-ranges>
        <table:database-range table:name="__Anonymous_Sheet_DB__0" table:target-range-address="Sheet1.A3:Sheet1.BY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orange" style:family="table-cell" style:parent-style-name="Default">
      <style:table-cell-properties fo:background-color="#ff9900"/>
    </style:style>
    <style:style style:name="red" style:family="table-cell" style:parent-style-name="Default">
      <style:table-cell-properties fo:background-color="#ff9999"/>
    </style:style>
    <style:style style:name="orange2" style:family="table-cell" style:parent-style-name="Default">
      <style:table-cell-properties fo:background-color="#ffcc99"/>
    </style:style>
    <style:style style:name="yellow" style:family="table-cell" style:parent-style-name="Default">
      <style:table-cell-properties fo:background-color="#ffff99"/>
    </style:style>
    <style:style style:name="yellow1" style:family="table-cell" style:parent-style-name="Default">
      <style:table-cell-properties fo:background-color="#ffff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.00.0000</text:date>, <text:time style:data-style-name="N2" text:time-value="19:05:05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5.1.0.3$Windows_x86 LibreOffice_project/5e3e00a007d9b3b6efb6797a8b8e57b51ab1f737</meta:generator>
    <dc:date>2016-08-05T22:04:00.280000000</dc:date>
    <meta:editing-duration>PT4H25M17S</meta:editing-duration>
    <meta:editing-cycles>15</meta:editing-cycles>
    <meta:document-statistic meta:table-count="1" meta:cell-count="1927" meta:object-count="0"/>
  </office:meta>
</office:document-meta>
</file>